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AD2817A8C49FBF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887cm" svg:y="-2cm" svg:width="20.761cm" svg:height="25.086cm" draw:z-index="0"><draw:image xlink:href="Pictures/100002010000055600000300AD2817A8C49FBF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01:36:20.605858719</meta:creation-date>
    <dc:date>2019-02-09T01:40:26.248380895</dc:date>
    <meta:editing-duration>PT4M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6.2$Linux_X86_64 LibreOffice_project/00m0$Build-2</meta:generator>
  </office:meta>
</office:document-meta>
</file>